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88cm" svg:height="12.7cm" svg:x="1.762cm" svg:y="2.143cm">
          <text:p text:style-name="P1">Simulato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85cm" svg:height="6.604cm" svg:x="2.705cm" svg:y="18.0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/>Tr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87cm" svg:height="1.048cm" svg:x="4.636cm" svg:y="20.93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34cm" svg:height="1.05cm" svg:x="3.286cm" svg:y="18.465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56cm" svg:height="1.651cm" svg:x="4.321cm" svg:y="22.195cm">
          <text:p text:style-name="P2">Sim Order</text:p>
          <text:p text:style-name="P2">Sende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76cm" svg:height="1.016cm" svg:x="3.312cm" svg:y="19.669cm">
          <text:p text:style-name="P2">Timer - si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432cm" svg:x="2.651cm" svg:y="15.859cm">
          <text:p text:style-name="P2">IMDB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2.286cm" svg:x="2.651cm" svg:y="11.722cm">
          <text:p text:style-name="P2">HDB 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13.981cm" svg:x2="3.794cm" svg:y2="15.886cm">
          <text:p/>
        </draw:line>
        <draw:line draw:style-name="gr3" draw:text-style-name="P2" draw:layer="layout" svg:x1="3.921cm" svg:y1="18.526cm" svg:x2="3.794cm" svg:y2="17.256cm">
          <text:p/>
        </draw:line>
        <draw:connector draw:style-name="gr3" draw:text-style-name="P2" draw:layer="layout" draw:line-skew="1.419cm" svg:x1="6.099cm" svg:y1="23.846cm" svg:x2="13.827cm" svg:y2="14.081cm" draw:start-shape="id1" draw:start-glue-point="2" draw:end-shape="id2" svg:d="m6099 23846v1919h7728v-11684" svg:viewBox="0 0 7729 11685">
          <text:p/>
        </draw:connector>
        <draw:frame draw:style-name="gr4" draw:layer="layout" svg:width="3.302cm" svg:height="1.171cm" svg:x="8.704cm" svg:y="25.519cm">
          <draw:text-box>
            <text:p>order</text:p>
          </draw:text-box>
        </draw:frame>
        <draw:custom-shape draw:style-name="gr1" draw:text-style-name="P2" draw:layer="layout" svg:width="2.286cm" svg:height="2.286cm" svg:x="5.191cm" svg:y="11.768cm">
          <text:p text:style-name="P2">HDB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432cm" svg:x="5.65cm" svg:y="15.858cm">
          <text:p text:style-name="P2">IMDB 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13.954cm" svg:x2="6.644cm" svg:y2="15.885cm">
          <text:p/>
        </draw:line>
        <draw:custom-shape draw:style-name="gr1" draw:text-style-name="P2" xml:id="id2" draw:id="id2" draw:layer="layout" svg:width="7.366cm" svg:height="2.159cm" svg:x="10.144cm" svg:y="11.922cm">
          <text:p text:style-name="P2">Order Process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1.524cm" svg:x="10.271cm" svg:y="7.742cm">
          <text:p text:style-name="P2">Portfolio Manag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7cm" svg:y1="11.922cm" svg:x2="13.7cm" svg:y2="9.255cm">
          <text:p/>
        </draw:line>
        <draw:custom-shape draw:style-name="gr1" draw:text-style-name="P2" xml:id="id4" draw:id="id4" draw:layer="layout" svg:width="2.286cm" svg:height="2.54cm" svg:x="2.651cm" svg:y="8.493cm">
          <text:p text:style-name="P2">Order</text:p>
          <text:p text:style-name="P2">Matcher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86cm" svg:height="2.54cm" svg:x="5.15cm" svg:y="8.492cm">
          <text:p text:style-name="P2">Order</text:p>
          <text:p text:style-name="P2">Matcher</text:p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94cm" svg:y1="11.033cm" svg:x2="3.794cm" svg:y2="11.795cm">
          <text:p/>
        </draw:line>
        <draw:line draw:style-name="gr3" draw:text-style-name="P2" draw:layer="layout" svg:x1="6.461cm" svg:y1="11.033cm" svg:x2="6.461cm" svg:y2="11.795cm">
          <text:p/>
        </draw:line>
        <draw:connector draw:style-name="gr5" draw:text-style-name="P2" draw:layer="layout" svg:x1="10.144cm" svg:y1="13.001cm" svg:x2="6.293cm" svg:y2="8.492cm" draw:start-shape="id2" draw:start-glue-point="3" draw:end-shape="id3" draw:end-glue-point="0" svg:d="m10144 13001h-1354v-5010h-2497v501" svg:viewBox="0 0 3852 5011">
          <text:p/>
        </draw:connector>
        <draw:connector draw:style-name="gr3" draw:text-style-name="P2" draw:layer="layout" svg:x1="10.144cm" svg:y1="13.001cm" svg:x2="6.293cm" svg:y2="8.492cm" draw:start-shape="id2" draw:start-glue-point="3" draw:end-shape="id3" draw:end-glue-point="0" svg:d="m10144 13001h-1354v-5010h-2497v501" svg:viewBox="0 0 3852 5011">
          <text:p/>
        </draw:connector>
        <draw:connector draw:style-name="gr3" draw:text-style-name="P2" draw:layer="layout" svg:x1="10.144cm" svg:y1="13.001cm" svg:x2="3.794cm" svg:y2="8.493cm" draw:start-shape="id2" draw:start-glue-point="3" draw:end-shape="id4" draw:end-glue-point="0" svg:d="m10144 13001h-2603v-5009h-3747v501" svg:viewBox="0 0 6351 5010">
          <text:p/>
        </draw:connector>
        <draw:custom-shape draw:style-name="gr1" draw:text-style-name="P2" draw:layer="layout" svg:width="2.634cm" svg:height="1.05cm" svg:x="6.285cm" svg:y="18.464cm">
          <text:p text:style-name="P2">Filter 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51:36</meta:creation-date>
    <dc:date>2013-11-05T00:00:41</dc:date>
    <dc:creator>brandon </dc:creator>
    <meta:editing-duration>PT12M25S</meta:editing-duration>
    <meta:editing-cycles>2</meta:editing-cycles>
    <meta:generator>LibreOffice/3.5$Linux_X86_64 LibreOffice_project/350m1$Build-2</meta:generator>
    <meta:document-statistic meta:object-count="26"/>
  </office:meta>
</office:document-meta>
</file>